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background-color="#00FFFF" fo:language="en" fo:country="IN"/>
    </style:style>
    <style:style style:name="P14" style:parent-style-name="Standard" style:family="paragraph">
      <style:text-properties fo:language="en" fo:country="IN"/>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background-color="#00FFFF" fo:language="en" fo:country="IN"/>
    </style:style>
    <style:style style:name="P21" style:parent-style-name="Standard" style:family="paragraph">
      <style:text-properties fo:language="en" fo:country="IN"/>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background-color="#00FFFF" fo:language="en" fo:country="IN"/>
    </style:style>
    <style:style style:name="P29" style:parent-style-name="Standard" style:family="paragraph">
      <style:text-properties fo:language="en" fo:country="IN"/>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background-color="#00FFFF" fo:language="en" fo:country="IN"/>
    </style:style>
    <style:style style:name="P36" style:parent-style-name="Standard" style:family="paragraph">
      <style:text-properties fo:language="en" fo:country="IN"/>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background-color="#00FFFF" fo:language="en" fo:country="IN"/>
    </style:style>
    <style:style style:name="P44" style:parent-style-name="Standard" style:family="paragraph">
      <style:text-properties fo:language="en" fo:country="IN"/>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fo:background-color="#00FFFF" fo:language="en" fo:country="IN"/>
    </style:style>
    <style:style style:name="P53" style:parent-style-name="Standard" style:family="paragraph">
      <style:text-properties fo:language="en" fo:country="IN"/>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Standard" style:family="paragraph">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fo:background-color="#00FFFF" fo:language="en" fo:country="IN"/>
    </style:style>
    <style:style style:name="P62" style:parent-style-name="Standard" style:family="paragraph">
      <style:text-properties fo:language="en" fo:country="IN"/>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background-color="#00FFFF" fo:language="en" fo:country="IN"/>
    </style:style>
    <style:style style:name="P76" style:parent-style-name="Standard" style:family="paragraph">
      <style:text-properties fo:language="en" fo:country="IN"/>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fo:background-color="#00FFFF" fo:language="en" fo:country="IN"/>
    </style:style>
    <style:style style:name="T84" style:parent-style-name="DefaultParagraphFont" style:family="text">
      <style:text-properties fo:font-style="italic" style:font-style-asian="italic" fo:language="en" fo:country="IN"/>
    </style:style>
    <style:style style:name="P85" style:parent-style-name="Standard" style:family="paragraph">
      <style:text-properties fo:language="en" fo:country="IN"/>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weight="bold" style:font-weight-asian="bold"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But I have heard that it’s quite a difficult tool to use. Isn’t it?</text:span></text:p>
      <text:p text:style-name="P14"/>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So does that not make it difficult to train the entire Data analytics staff to use this tool for their work?</text:span></text:p>
      <text:p text:style-name="P21"/>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Workload must pile up and put a lot of pressure on a very few shoulders then? Am I right?</text:span></text:p>
      <text:p text:style-name="P29"/>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So during the time when the team is short of one member, it must be a headache for the other four to cope up. They must get irritated right?</text:span></text:p>
      <text:p text:style-name="P36"/>
      <text:p text:style-name="Standard"><text:span text:style-name="T37">HU:</text:span><text:span text:style-name="T38"><text:s/>Yes, our team members certainly do not like using<text:s/></text:span><text:span text:style-name="T39">Data Churn and tend to quit within 12–18 months.</text:span></text:p>
      <text:p text:style-name="P40"/>
      <text:p text:style-name="Standard"><text:span text:style-name="T41">CD:</text:span><text:span text:style-name="T42"><text:s/></text:span><text:span text:style-name="T43">That seems like a high employee turnover rate. Must cost a lot in terms of money and time to train new employees every year?</text:span></text:p>
      <text:p text:style-name="P44"/>
      <text:p text:style-name="Standard"><text:span text:style-name="T45">HU:</text:span><text:span text:style-name="T46"><text:s/>It takes 4–6 weeks of training for a new team member to use Data Churn competently. So, that is at least 1.5 months of salary incurred as training cost. In addition to that, we also make a separate payment for the new team member to comp</text:span><text:span text:style-name="T47">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8">trition.</text:span></text:p>
      <text:p text:style-name="P49"/>
      <text:p text:style-name="Standard"><text:span text:style-name="T50">CD:</text:span><text:span text:style-name="T51"><text:s/></text:span><text:span text:style-name="T52">So does Data Churn offer any other services to ease their usage process?</text:span></text:p>
      <text:p text:style-name="P53"/>
      <text:p text:style-name="Standard"><text:span text:style-name="T54">HU:</text:span><text:span text:style-name="T55"><text:s/>Data Churn offers services as well, wherein they provide us one of their trained employees as an additional team member when one of our team members leaves and we are in the process of trainin</text:span><text:span text:style-name="T56">g a new one. But they charge really high rates for it, which is about three times<text:s/></text:span><text:soft-page-break/><text:span text:style-name="T57">what we pay our team members. So, we either use that option to handle heavy workloads when we are short-handed, or we pay overtime for the existing trained team members.</text:span></text:p>
      <text:p text:style-name="P58"/>
      <text:p text:style-name="Standard"><text:span text:style-name="T59">CD:</text:span><text:span text:style-name="T60"><text:s/></text:span><text:span text:style-name="T61">Overtime pay must also be higher than what you pay to your team members right?</text:span></text:p>
      <text:p text:style-name="P62"/>
      <text:p text:style-name="Standard"><text:span text:style-name="T63">HD:</text:span><text:span text:style-name="T64"><text:s/>Yes, our overtime pay rate is double the normal salary. But even with overtime pay, the existing team members are not willing to do the extra work, which leads to further attrition.</text:span></text:p>
      <text:p text:style-name="P65"/>
      <text:p text:style-name="Standard"><text:span text:style-name="T66">CD:</text:span><text:span text:style-name="T67"><text:s/>Got it. But when you employ contractor</text:span><text:span text:style-name="T68">s from Data Churn, who do not know your data as well as your team members, does that not affect the quality of the work?</text:span></text:p>
      <text:p text:style-name="Standard"/>
      <text:p text:style-name="Standard"><text:span text:style-name="T69">HU:</text:span><text:span text:style-name="T70"><text:s/>Absolutely, data knowledge is key to our work. So, when we employ Data Churn contractors, the quality of their analysis and insight</text:span><text:span text:style-name="T71">s is not as good as what our team members would produce because the former do not have in-depth knowledge of our data. Because of this, our existing team members need to <text:s/>review their work, which leads to duplication of effort.</text:span></text:p>
      <text:p text:style-name="P72"/>
      <text:p text:style-name="Standard"><text:span text:style-name="T73">CD:</text:span><text:span text:style-name="T74"><text:s/></text:span><text:span text:style-name="T75">And this wastage of extra efforts which could have been utilized somewhere else must lead to high delays in other areas of business. Am I right?</text:span></text:p>
      <text:p text:style-name="P76"/>
      <text:p text:style-name="Standard"><text:span text:style-name="T77">HU:</text:span><text:span text:style-name="T78"><text:s/>T</text:span><text:span text:style-name="T79">ell me about it! I keep getting escalations every other day from the heads of various departments that my team is not functioning optimally. I wish I could get some peace of mind at times. Data Churn is certainly not helping our case!</text:span></text:p>
      <text:p text:style-name="P80"/>
      <text:p text:style-name="Standard"><text:span text:style-name="T81">CD:</text:span><text:span text:style-name="T82"><text:s/></text:span><text:span text:style-name="T83">Seems like using Data Churn is proving to be a pain in the neck for an elite retail business such as Home Universe. must cost a lot of delays and backlogs along with the pressure of using it efficiently</text:span><text:span text:style-name="T84">.</text:span></text:p>
      <text:p text:style-name="P85"/>
      <text:p text:style-name="Standard"><text:span text:style-name="T86">HU:</text:span><text:span text:style-name="T87"><text:s/>It definitely does. Our business is becoming more and more data driven, and all the departments are highly reliant on us to provide on-time quality insights. Else, their decisions are delayed or are sub-optimal. Just last week, th</text:span><text:span text:style-name="T88">e Head of Marketing was on my case on the phone, talking about how their marketing campaign was delayed by more than two weeks during the peak season because my team could not share insights on which stores are to be targeted for the campaign.</text:span></text:p>
      <text:p text:style-name="P89"/>
      <text:p text:style-name="Standard"><text:span text:style-name="T90">CD:</text:span><text:span text:style-name="T91"><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
      <text:p text:style-name="Standard"><text:span text:style-name="T92">HU:</text:span><text:span text:style-name="T93"><text:s/>Looks l</text:span><text:span text:style-name="T94">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HAN VIRMANI</dc:creator>
    <meta:creation-date>2021-07-20T16:32:00Z</meta:creation-date>
    <dc:date>2021-07-20T16:47:00Z</dc:date>
    <meta:template xlink:href="Normal" xlink:type="simple"/>
    <meta:editing-cycles>2</meta:editing-cycles>
    <meta:editing-duration>PT1140S</meta:editing-duration>
    <meta:document-statistic meta:page-count="2" meta:paragraph-count="9" meta:word-count="683" meta:character-count="4572" meta:row-count="32" meta:non-whitespace-character-count="3898"/>
  </office:meta>
</office:document-meta>
</file>